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32f2"/>
    </style:style>
    <style:style style:name="P2" style:family="paragraph" style:parent-style-name="Standard">
      <style:text-properties officeooo:paragraph-rsid="000b32f2"/>
    </style:style>
    <style:style style:name="P3" style:family="paragraph" style:parent-style-name="Standard">
      <style:text-properties officeooo:rsid="000dbe6b" officeooo:paragraph-rsid="000dbe6b"/>
    </style:style>
    <style:style style:name="P4" style:family="paragraph" style:parent-style-name="Standard">
      <style:text-properties officeooo:rsid="000f690a" officeooo:paragraph-rsid="000f6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6 Projektschnittstellen</text:h>
      <text:p text:style-name="P2"/>
      <text:p text:style-name="P3">Als Schnittstelle verwenden wir die sogenannte SPI Schnittstelle (Bild im Anhang A10 Schnittstelle) Da dies die kostengünstigst Variante für die Projektanforderung war. </text:p>
      <text:p text:style-name="P4">Genehmigt und Präsentiert wird das Projekt bei der frequency AG, ein Kleinunternehmen mit rund 20 Mitarbeitern. <text:s/>Anwender des Produkt werden die Mitarbeiter der frequency AG sein.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fa085" style:font-name="Arial" fo:font-family="Arial" style:font-family-generic="roman" style:font-pitch="variable" fo:font-size="14pt" style:font-name-asian="NSimSun" style:font-family-asian="N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0:34:23.364000000</meta:creation-date>
    <meta:editing-duration>PT17M35S</meta:editing-duration>
    <meta:editing-cycles>4</meta:editing-cycles>
    <meta:generator>LibreOffice/6.3.1.2$Windows_X86_64 LibreOffice_project/b79626edf0065ac373bd1df5c28bd630b4424273</meta:generator>
    <dc:date>2019-09-18T12:09:47.577000000</dc:date>
    <meta:document-statistic meta:table-count="0" meta:image-count="0" meta:object-count="0" meta:page-count="1" meta:paragraph-count="3" meta:word-count="50" meta:character-count="374" meta:non-whitespace-character-count="324"/>
  </office:meta>
</office:document-meta>
</file>